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T1" style:family="text">
      <style:text-properties fo:language="en" fo:country="none"/>
    </style:style>
    <style:style style:name="T2" style:family="text">
      <style:text-properties fo:language="en" fo:country="none"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sted Dying</text:p>
      <text:p text:style-name="P1"/>
      <text:p text:style-name="P1">In recent weeks for me the news media have been full of the assisted dying debate and vote in the UK House of Commons(HOC). The vote was in the second reading of the private members bill. </text:p>
      <text:p text:style-name="P1"/>
      <text:p text:style-name="P1"><text:span text:style-name="T1">Kim Leadbeater's Terminally Ill Adults (End of Life) Bill passed second reading on 29 November by a wider than expected margin, </text:span><text:span text:style-name="T2">330–275</text:span><text:span text:style-name="T1">.</text:span> </text:p>
      <text:p text:style-name="P1"/>
      <text:p text:style-name="P1">(<text:a xlink:type="simple" xlink:href="https://www.instituteforgovernment.org.uk/explainer/kim-leadbeaters-assisted-dying-bill" text:style-name="Internet_20_link" text:visited-style-name="Visited_20_Internet_20_Link">https://www.instituteforgovernment.org.uk/explainer/kim-leadbeaters-assisted-dying-bill</text:a>)</text:p>
      <text:p text:style-name="P1"/>
      <text:p text:style-name="P1">The bill still needs a third reading before it goes to the House of Lords(HOL). If we live in a democracy and it actually works, then <text:s/>surely if nothing else one should let ones MP know ones views on a subject. </text:p>
      <text:p text:style-name="P1">So given that this PMB is a free vote as a matter of conscience, then perhaps it is valid to write to ones MP and lobby him/her on the subject. </text:p>
      <text:p text:style-name="P1">So why choose Assisted Dying(AD). One argument is of course to alleviate suffering. Another is the question of choice. Another perhaps is economic though I hazard that few would take that position. Take a look at the following link</text:p>
      <text:p text:style-name="P1"/>
      <text:p text:style-name="P1"><text:a xlink:type="simple" xlink:href="https://humanists.uk/2023/10/03/six-reasons-we-need-an-assisted-dying-law/" text:style-name="Internet_20_link" text:visited-style-name="Visited_20_Internet_20_Link">https://humanists.uk/2023/10/03/six-reasons-we-need-an-assisted-dying-law/</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01T10:12:45.93</meta:creation-date>
    <dc:date>2024-12-01T10:58:58.96</dc:date>
    <meta:editing-duration>PT46M14S</meta:editing-duration>
    <meta:editing-cycles>2</meta:editing-cycles>
    <meta:generator>OpenOffice/4.1.15$Win32 OpenOffice.org_project/4115m2$Build-9813</meta:generator>
    <meta:document-statistic meta:table-count="0" meta:image-count="0" meta:object-count="0" meta:page-count="1" meta:paragraph-count="8" meta:word-count="172" meta:character-count="1088"/>
  </office:meta>
</office:document-meta>
</file>